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53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6.93mm" fo:break-before="auto" style:use-optimal-row-height="true"/>
    </style:style>
    <style:style style:name="ro5" style:family="table-row">
      <style:table-row-properties style:row-height="10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000000" style:font-name="Liberation Sans" fo:font-size="10pt" style:font-size-asian="10pt" style:font-size-complex="10pt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Technical Spike Stories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Mehrwert (1-5)</text:p>
          </table:table-cell>
          <table:table-cell office:value-type="string" calcext:value-type="string">
            <text:p>Strafe (1-5)</text:p>
          </table:table-cell>
          <table:table-cell office:value-type="string" calcext:value-type="string">
            <text:p>Aufwand (Fibonnaci)</text:p>
          </table:table-cell>
          <table:table-cell office:value-type="string" calcext:value-type="string">
            <text:p>Risiko (1-5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r PostgreSQL-DB einarbeiten,</text:p>
            <text:p>um alle persistenten Daten abspeichern zu können. </text:p>
          </table:table-cell>
          <table:table-cell table:formula="of:=([.C2]+[.D2])/([.E2]+[.F2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m Framework JDBC einarbeiten,</text:p>
            <text:p>um Personendaten währen der Registrierung abspeichern zu können.</text:p>
          </table:table-cell>
          <table:table-cell table:formula="of:=([.C3]+[.D3])/([.E3]+[.F3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m Tool SonarQube einarbeiten,</text:p>
            <text:p>um technische Schulden und Bad Code Smells zu analysieren und visualisieren.</text:p>
          </table:table-cell>
          <table:table-cell table:formula="of:=([.C4]+[.D4])/([.E4]+[.F4])"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ls Entwickler muss ich mich mit den Roundtrip-Tests auseinandersetzen,</text:p>
            <text:p>um die Datenbank zu testen.</text:p>
          </table:table-cell>
          <table:table-cell table:formula="of:=([.C5]+[.D5])/([.E5]+[.F5])"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s Entwickler muss ich mich mit der Technologie SEPP auseinander setzen.</text:p>
          </table:table-cell>
          <table:table-cell table:formula="of:=([.C6]+[.D6])/([.E6]+[.F6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s Entwickler muss ich mich mit dem Framework Vaadin auseinander setzen.</text:p>
          </table:table-cell>
          <table:table-cell table:formula="of:=([.C7]+[.D7])/([.E7]+[.F7])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s Entwickler muss ich mich mit der Technologie Mockito auseinander setzen.</text:p>
          </table:table-cell>
          <table:table-cell table:formula="of:=([.C8]+[.D8])/([.E8]+[.F8])"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s Entwickler muss ich mich mit der Technologie Jenkins auseinander setzen.</text:p>
          </table:table-cell>
          <table:table-cell table:formula="of:=([.C9]+[.D9])/([.E9]+[.F9])" office:value-type="float" office:value="1.66666666666667" calcext:value-type="float">
            <text:p>1,6666666666666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Technical Developer Storie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ie persistenten Daten müssen auf einer</text:p>
            <text:p>PostgreSQL-DB via JDBC abgespeichert werden.</text:p>
          </table:table-cell>
          <table:table-cell table:formula="of:=([.C13]+[.D13])/([.E13]+[.F13])" office:value-type="float" office:value="1.42857142857143" calcext:value-type="float">
            <text:p>1,4285714285714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Mit dem Tool SonarQube müssen</text:p>
            <text:p>technische Schulden und Bad Code Smells</text:p>
            <text:p>Analysiert und visualisiert werden.</text:p>
          </table:table-cell>
          <table:table-cell table:formula="of:=([.C14]+[.D14])/([.E14]+[.F14])" office:value-type="float" office:value="1.66666666666667" calcext:value-type="float">
            <text:p>1,6666666666666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 Datenbank muss mit Roundtrip-Tests getestet werden.</text:p>
          </table:table-cell>
          <table:table-cell table:formula="of:=([.C15]+[.D15])/([.E15]+[.F15])" office:value-type="float" office:value="0.666666666666667" calcext:value-type="float">
            <text:p>0,66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 Software muss via SEPP deployed werden.</text:p>
          </table:table-cell>
          <table:table-cell table:formula="of:=([.C16]+[.D16])/([.E16]+[.F16])" office:value-type="float" office:value="0.636363636363636" calcext:value-type="float">
            <text:p>0,6363636363636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er externe Zugriff zum deployen der Software via SEPP</text:p>
            <text:p>muss via OpenVPN erfolgen.</text:p>
          </table:table-cell>
          <table:table-cell table:formula="of:=([.C17]+[.D17])/([.E17]+[.F17])" office:value-type="float" office:value="0.545454545454545" calcext:value-type="float">
            <text:p>0,5454545454545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nachrichtigungen über Software-Fehler sollen per E-Mail gesendet werden.</text:p>
          </table:table-cell>
          <table:table-cell table:formula="of:=([.C18]+[.D18])/([.E18]+[.F18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 der Produktivumgebung soll die E-Mail-Benachrichtigung</text:p>
            <text:p>im Fehlerfall deaktiviert werden können.</text:p>
          </table:table-cell>
          <table:table-cell table:formula="of:=([.C19]+[.D19])/([.E19]+[.F19])" office:value-type="float" office:value="1.2" calcext:value-type="float">
            <text:p>1,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 Datenbankimplementierung soll mit Mockito getestet werden.</text:p>
          </table:table-cell>
          <table:table-cell table:formula="of:=([.C20]+[.D20])/([.E20]+[.F20])" office:value-type="float" office:value="0.857142857142857" calcext:value-type="float">
            <text:p>0,85714285714285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s Software-Architekt möchte ich eine kontinuierliche Pflege der Software-Architektur der Anwendung haben, damit die Anwendung nachhaltig dokumentiert wird und somit auch zukünftig anpassbar bleibt.</text:p>
          </table:table-cell>
          <table:table-cell table:formula="of:=([.C21]+[.D21])/([.E21]+[.F21])" office:value-type="float" office:value="0.666666666666667" calcext:value-type="float">
            <text:p>0,666666666666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style-name="ce1" office:value-type="string" calcext:value-type="string">
            <text:p>Relativer Mehrwert --- 1 (niedrig)- 5 (hoch)</text:p>
            <text:p><text:span text:style-name="T1">Maß dafür, wie hoch der Vorteil, Nutzen oder Gewinn wäre</text:span></text:p>
          </table:table-cell>
          <table:table-cell table:number-columns-repeated="15"/>
        </table:table-row>
        <table:table-row table:style-name="ro5">
          <table:table-cell table:style-name="ce1" office:value-type="string" calcext:value-type="string">
            <text:p>Relative Strafe --- 1 (niedrig)- 5 (hoch)</text:p>
            <text:p><text:span text:style-name="T1">Maß dafür, wie hoch die Strafe (Verlust) wäre,</text:span></text:p>
            <text:p><text:span text:style-name="T1">wenn eine User Story nicht umgesetzt würde</text:span></text:p>
          </table:table-cell>
          <table:table-cell table:number-columns-repeated="15"/>
        </table:table-row>
        <table:table-row table:style-name="ro5">
          <table:table-cell table:style-name="ce1" office:value-type="string" calcext:value-type="string">
            <text:p>Relatives Risiko --- 1 (niedrig)- 5 (hoch)</text:p>
            <text:p><text:span text:style-name="T1">Maß dafür, ob die Umsetzung einer User Story mit einem Risiko behaftet ist</text:span></text:p>
            <text:p><text:span text:style-name="T1">(z.B. technische oder organisatorische Probleme absehbar)</text:span></text:p>
          </table:table-cell>
          <table:table-cell table:number-columns-repeated="15"/>
        </table:table-row>
        <table:table-row table:style-name="ro4">
          <table:table-cell table:style-name="ce1" office:value-type="string" calcext:value-type="string">
            <text:p>(Relativer) Aufwand --- Fibonacci</text:p>
            <text:p>Maß dafür, wie hoch der Aufwand für die Umsetzung einer User Story ist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.00.0000</text:date>, <text:time style:data-style-name="N2" text:time-value="20:18:06.3808312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4-30T20:19:30.238704087</dc:date>
    <meta:editing-duration>PT1H37M52S</meta:editing-duration>
    <meta:editing-cycles>61</meta:editing-cycles>
    <meta:document-statistic meta:table-count="1" meta:cell-count="114" meta:object-count="0"/>
  </office:meta>
</office:document-meta>
</file>